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3b525"/>
    </style:style>
    <style:style style:name="T1" style:family="text">
      <style:text-properties officeooo:rsid="00029122"/>
    </style:style>
    <style:style style:name="T2" style:family="text">
      <style:text-properties officeooo:rsid="0003b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 <text:span text:style-name="T1">possuir uma</text:span> sistema operacional, um usuário para interagir com o computador deveria conhecer profundamente diversos detalhes sobre <text:span text:style-name="T2">o </text:span>hardware do equipamento. <text:span text:style-name="T2">E isso</text:span> tornaria seu trabalho lento e com grandes possibilidades de erros. As duas principais funções <text:span text:style-name="T2">de um sistema operaciona</text:span> são “facilidade de acesso aos recursos do sistema” e “compartilhamento de recursos de forma organizada e protegida”.</text:p>
      <text:p text:style-name="P1"/>
      <text:p text:style-name="P1">O computador pode ser visualizado como uma máquina de camadas, onde inicialmente existem duas camadas: hardware (nível 0) e sistema operacional (nível 1). </text:p>
      <text:p text:style-name="P1"/>
      <text:p text:style-name="P1"/>
      <text:p text:style-name="P1">Desta forma, o usuário pode enxergar a máquina como sendo apenas o sistema operacional, ou seja, como se o hardware não existisse. Esta visão modular e abstrata é chamada máquina virtual. A vantagem desse conceito é tornar a interação entre usuário e computador mais simples, confiável e eficiente. 3. O computador pode ser visualizado como uma máquina de níveis ou máquina de camadas, possuindo tantos níveis quanto forem necessários para adequar o usuário às suas diversas aplicações. Quando o usuário está trabalhando em um desses níveis, não necessita saber da existência das outras camadas. Com isso a interação entre usuário e computador apresenta-se mais simples, confiável e eficiente. 4. Sistemas monoprogramáveis ou monotarefa, sistemas multiprogramáveis ou multitarefa e sistemas com múltiplos processa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20:24:38.407262420</meta:creation-date>
    <dc:date>2019-01-31T20:36:11.290160835</dc:date>
    <meta:editing-duration>PT10M11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3" meta:word-count="204" meta:character-count="1378" meta:non-whitespace-character-count="1176"/>
  </office:meta>
</office:document-meta>
</file>